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officeooo:rsid="00006a39" officeooo:paragraph-rsid="00006a39"/>
    </style:style>
    <style:style style:name="P2" style:family="paragraph" style:parent-style-name="Standard">
      <style:paragraph-properties style:line-height-at-least="0.503cm"/>
      <style:text-properties officeooo:rsid="0000b68b" officeooo:paragraph-rsid="0000b68b"/>
    </style:style>
    <style:style style:name="P3" style:family="paragraph" style:parent-style-name="Standard">
      <style:paragraph-properties style:line-height-at-least="0.503cm"/>
      <style:text-properties officeooo:rsid="0000c6da" officeooo:paragraph-rsid="0000c6da"/>
    </style:style>
    <style:style style:name="T1" style:family="text">
      <style:text-properties officeooo:rsid="0000c6da"/>
    </style:style>
    <style:style style:name="T2" style:family="text">
      <style:text-properties officeooo:rsid="0001bb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nchronous fn are executing by line by line</text:p>
      <text:p text:style-name="P1">Asynchronous fn are not to wait for anything.parallel execution</text:p>
      <text:p text:style-name="P1">API’s-asynchronous fn</text:p>
      <text:p text:style-name="P1">async and await are keywords used for asynchronous fn.</text:p>
      <text:p text:style-name="P1">Async fn return promises.</text:p>
      <text:p text:style-name="P1">Promises has 3 stages.</text:p>
      <text:p text:style-name="P1"><text:s text:c="2"/>1.fullfilled <text:s/></text:p>
      <text:p text:style-name="P1"><text:s text:c="3"/>2.Pending</text:p>
      <text:p text:style-name="P1"><text:s text:c="3"/>3.Reject</text:p>
      <text:p text:style-name="P2">javascript -single threaded <text:s/>because it contains only call stack</text:p>
      <text:p text:style-name="P3">Due to call back fnctins and call back queue the javascript is asynchronous programming languages </text:p>
      <text:p text:style-name="P2">But it handle asynchronous apis..</text:p>
      <text:p text:style-name="P2"/>
      <text:p text:style-name="P2">fetch api’s-promises involved fnctions-micro task queue :it c<text:span text:style-name="T2">ontains</text:span> fetch apis functions </text:p>
      <text:p text:style-name="P2">call back fns-call back queue</text:p>
      <text:p text:style-name="P2">setTimeout-</text:p>
      <text:p text:style-name="P2">EventListeners-</text:p>
      <text:p text:style-name="P2"/>
      <text:p text:style-name="P2">Event Loop-monitor the microtask queue and call back queue <text:span text:style-name="T2">in javascript engine</text:span></text:p>
      <text:p text:style-name="P2"><text:s text:c="4"/>micro task <text:s/><text:span text:style-name="T1">has high priority so its pushed into call stack first..</text:span></text:p>
      <text:p text:style-name="P2"><text:s text:c="2"/><text:span text:style-name="T1">Event loop constanly monitor the call stack ,microtaks queue and call back queue..so if the micro task queue is empty then only the call back queue is pushed into call stack..</text:span></text:p>
      <text:p text:style-name="P2"/>
      <text:p text:style-name="P3">call back hell- if the call back queue contains too much call back fns.</text:p>
      <text:p text:style-name="P3"/>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8T12:26:45.200736239</meta:creation-date>
    <dc:date>2022-12-28T12:57:31.469825051</dc:date>
    <meta:editing-duration>PT20M16S</meta:editing-duration>
    <meta:editing-cycles>3</meta:editing-cycles>
    <meta:generator>LibreOffice/6.4.7.2$Linux_X86_64 LibreOffice_project/40$Build-2</meta:generator>
    <meta:document-statistic meta:table-count="0" meta:image-count="0" meta:object-count="0" meta:page-count="1" meta:paragraph-count="20" meta:word-count="155" meta:character-count="1006" meta:non-whitespace-character-count="851"/>
  </office:meta>
</office:document-meta>
</file>